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Безымянный2" style:list-style-name="L12"/>
    <style:style style:name="T1" style:family="text">
      <style:text-properties style:text-underline-style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Сетевой протокол для «Sodalis Project» версии 2</text:p>
      <text:p text:style-name="Marginalia">13-15 января 2006 года, редакция вторая.</text:p>
      <text:p text:style-name="Marginalia">Код: «sodalisnpv2»</text:p>
      <text:p text:style-name="Text_20_body">Все замечания, несоответствия, недостатки, дополнения и ошибки данного протокола присылать по электронной почте <text:a xlink:type="simple" xlink:href="mailto:legend@navigator.lv">kane@mail.berlios.de</text:a> с заголовком «sodalis» либо в IRC #sodalis@irc.lv.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">Оглавление</text:p>
          </text:index-title>
          <text:p text:style-name="P2"><text:s/>1 <text:a xlink:type="simple" xlink:href="#1.Обозначения и соглашения|outline" text:style-name="Internet_20_link" text:visited-style-name="Internet_20_link">Обозначения и соглашения</text:a><text:tab/>3</text:p>
          <text:p text:style-name="P3"><text:s/>1.1 <text:a xlink:type="simple" xlink:href="#1.1.Обозначения|outline" text:style-name="Internet_20_link" text:visited-style-name="Internet_20_link">Обозначения</text:a><text:tab/>3</text:p>
          <text:p text:style-name="P3"><text:s/>1.2 <text:a xlink:type="simple" xlink:href="#1.2.Соглашения|outline" text:style-name="Internet_20_link" text:visited-style-name="Internet_20_link">Соглашения</text:a><text:tab/>3</text:p>
          <text:p text:style-name="P3"><text:s/>1.3 <text:a xlink:type="simple" xlink:href="#1.3.Определения|outline" text:style-name="Internet_20_link" text:visited-style-name="Internet_20_link">Определения</text:a><text:tab/>3</text:p>
          <text:p text:style-name="P2"><text:s/>2 <text:a xlink:type="simple" xlink:href="#2.Соединение и авторизация|outline" text:style-name="Internet_20_link" text:visited-style-name="Internet_20_link">Соединение и авторизация</text:a><text:tab/>3</text:p>
          <text:p text:style-name="P2"><text:s/>3 <text:a xlink:type="simple" xlink:href="#3.Управление сервером|outline" text:style-name="Internet_20_link" text:visited-style-name="Internet_20_link">Управление сервером</text:a><text:tab/>4</text:p>
          <text:p text:style-name="P3"><text:s/>3.1 <text:a xlink:type="simple" xlink:href="#3.1.STOP|outline" text:style-name="Internet_20_link" text:visited-style-name="Internet_20_link">STOP</text:a><text:tab/>4</text:p>
          <text:p text:style-name="P3"><text:s/>3.2 <text:a xlink:type="simple" xlink:href="#3.2.BREAK|outline" text:style-name="Internet_20_link" text:visited-style-name="Internet_20_link">BREAK</text:a><text:tab/>4</text:p>
          <text:p text:style-name="P2"><text:s/>4 <text:a xlink:type="simple" xlink:href="#4.Списки|outline" text:style-name="Internet_20_link" text:visited-style-name="Internet_20_link">Списки</text:a><text:tab/>5</text:p>
          <text:p text:style-name="P3"><text:s/>4.1 <text:a xlink:type="simple" xlink:href="#4.1.LSM|outline" text:style-name="Internet_20_link" text:visited-style-name="Internet_20_link">LSM</text:a><text:tab/>5</text:p>
          <text:p text:style-name="P3"><text:s/>4.2 <text:a xlink:type="simple" xlink:href="#4.2.LSF|outline" text:style-name="Internet_20_link" text:visited-style-name="Internet_20_link">LSF</text:a><text:tab/>5</text:p>
          <text:p text:style-name="P3"><text:s/>4.3 <text:a xlink:type="simple" xlink:href="#4.3.LSG|outline" text:style-name="Internet_20_link" text:visited-style-name="Internet_20_link">LSG</text:a><text:tab/>5</text:p>
          <text:p text:style-name="P3"><text:s/>4.4 <text:a xlink:type="simple" xlink:href="#4.4.LSINV|outline" text:style-name="Internet_20_link" text:visited-style-name="Internet_20_link">LSINV</text:a><text:tab/>6</text:p>
          <text:p text:style-name="P3"><text:s/>4.5 <text:a xlink:type="simple" xlink:href="#4.5.LSPH|outline" text:style-name="Internet_20_link" text:visited-style-name="Internet_20_link">LSPH</text:a><text:tab/>6</text:p>
          <text:p text:style-name="P3"><text:s/>4.6 <text:a xlink:type="simple" xlink:href="#4.6.LSPA|outline" text:style-name="Internet_20_link" text:visited-style-name="Internet_20_link">LSPA</text:a><text:tab/>6</text:p>
          <text:p text:style-name="P2"><text:s/>5 <text:a xlink:type="simple" xlink:href="#5.Общие запросы, возможности|outline" text:style-name="Internet_20_link" text:visited-style-name="Internet_20_link">Общие запросы, возможности</text:a><text:tab/>6</text:p>
          <text:p text:style-name="P3"><text:s/>5.1 <text:a xlink:type="simple" xlink:href="#5.1.Обобщение|outline" text:style-name="Internet_20_link" text:visited-style-name="Internet_20_link">Обобщение</text:a><text:tab/>6</text:p>
          <text:p text:style-name="P4"><text:s/>5.1.1 <text:a xlink:type="simple" xlink:href="#5.1.1.Ошибки|outline" text:style-name="Internet_20_link" text:visited-style-name="Internet_20_link">Ошибки</text:a><text:tab/>7</text:p>
          <text:p text:style-name="P3"><text:s/>5.2 <text:a xlink:type="simple" xlink:href="#5.2.Сообщения|outline" text:style-name="Internet_20_link" text:visited-style-name="Internet_20_link">Сообщения</text:a><text:tab/>7</text:p>
          <text:p text:style-name="P4"><text:s/>5.2.1 <text:a xlink:type="simple" xlink:href="#5.2.1.MSGU|outline" text:style-name="Internet_20_link" text:visited-style-name="Internet_20_link">MSGU</text:a><text:tab/>7</text:p>
          <text:p text:style-name="P4"><text:s/>5.2.2 <text:a xlink:type="simple" xlink:href="#5.2.2.MSGG|outline" text:style-name="Internet_20_link" text:visited-style-name="Internet_20_link">MSGG</text:a><text:tab/>7</text:p>
          <text:p text:style-name="P4"><text:s/>5.2.3 <text:a xlink:type="simple" xlink:href="#5.2.3.MSGD|outline" text:style-name="Internet_20_link" text:visited-style-name="Internet_20_link">MSGD</text:a><text:tab/>8</text:p>
          <text:p text:style-name="P3"><text:s/>5.3 <text:a xlink:type="simple" xlink:href="#5.3.Друзья и группы|outline" text:style-name="Internet_20_link" text:visited-style-name="Internet_20_link">Друзья и группы</text:a><text:tab/>8</text:p>
          <text:p text:style-name="P4"><text:s/>5.3.1 <text:a xlink:type="simple" xlink:href="#5.3.1.INVITE|outline" text:style-name="Internet_20_link" text:visited-style-name="Internet_20_link">INVITE</text:a><text:tab/>8</text:p>
          <text:p text:style-name="P4"><text:s/>5.3.2 <text:a xlink:type="simple" xlink:href="#5.3.2.LEAVE|outline" text:style-name="Internet_20_link" text:visited-style-name="Internet_20_link">LEAVE</text:a><text:tab/>9</text:p>
          <text:p text:style-name="P4"><text:s/>5.3.3 <text:a xlink:type="simple" xlink:href="#5.3.3.CHGRP|outline" text:style-name="Internet_20_link" text:visited-style-name="Internet_20_link">CHGRP</text:a><text:tab/>9</text:p>
          <text:p text:style-name="P4"><text:s/>5.3.4 <text:a xlink:type="simple" xlink:href="#5.3.4.USR|outline" text:style-name="Internet_20_link" text:visited-style-name="Internet_20_link">USR</text:a><text:tab/>9</text:p>
          <text:p text:style-name="P4"><text:s/>5.3.5 <text:a xlink:type="simple" xlink:href="#5.3.5.GROUP|outline" text:style-name="Internet_20_link" text:visited-style-name="Internet_20_link">GROUP</text:a><text:tab/>9</text:p>
          <text:p text:style-name="P3"><text:s/>5.4 <text:a xlink:type="simple" xlink:href="#5.4.Фотографии и альбомы|outline" text:style-name="Internet_20_link" text:visited-style-name="Internet_20_link">Фотографии и альбомы</text:a><text:tab/>9</text:p>
          <text:p text:style-name="P4"><text:s/>5.4.1 <text:a xlink:type="simple" xlink:href="#5.4.1.PHOTO|outline" text:style-name="Internet_20_link" text:visited-style-name="Internet_20_link">PHOTO</text:a><text:tab/>9</text:p>
          <text:p text:style-name="P4"><text:s/>5.4.2 <text:a xlink:type="simple" xlink:href="#5.4.2.CHALB|outline" text:style-name="Internet_20_link" text:visited-style-name="Internet_20_link">CHALB</text:a><text:tab/>10</text:p>
          <text:p text:style-name="P4"><text:s/>5.4.3 <text:a xlink:type="simple" xlink:href="#5.4.3.CHMPH|outline" text:style-name="Internet_20_link" text:visited-style-name="Internet_20_link">CHMPH</text:a><text:tab/>10</text:p>
          <text:p text:style-name="P4"><text:s/>5.4.4 <text:a xlink:type="simple" xlink:href="#5.4.4.ALBUM|outline" text:style-name="Internet_20_link" text:visited-style-name="Internet_20_link">ALBUM</text:a><text:tab/>10</text:p>
        </text:index-body>
      </text:table-of-content>
      <text:p text:style-name="Standard"/>
      <text:list text:style-name="Numbering_20_1">
        <text:list-item>
          <text:h text:style-name="P5" text:outline-level="1">Обозначения и соглашения</text:h>
          <text:list>
            <text:list-item>
              <text:h text:style-name="Heading_20_2" text:outline-level="2">Обозначения</text:h>
            </text:list-item>
          </text:list>
        </text:list-item>
      </text:list>
      <text:p text:style-name="Text_20_body">Команды, которыми общаются клиент с сервером в этом протоколе обозначаются так:</text:p>
      <text:p text:style-name="Безымянный1">&gt;&gt;<text:tab/>COMMAND1 [p1] [p2] [...] [pn]</text:p>
      <text:p text:style-name="Безымянный1">&lt;&lt;<text:tab/>COMMAND2 [q1] [q2] [...] [qn]</text:p>
      <text:p text:style-name="Безымянный1">&lt;&gt;<text:tab/>COMMAND3 [q1] [q2] [...] [qn]</text:p>
      <text:p text:style-name="Text_20_body">Где «&gt;&gt;» означает, что команда отправляется от клиента к серверу, а «&lt;&lt;» означает, что команда отправляется от сервера к клиенту. «&lt;&gt;» означает, что такие команды как отправляются клиентом на сервер, так и наоборот. COMMAND1, COMMAND2 и COMMAND3 это имена команд, а то, что находится в [] скобках – это параметры, скобки в настоящей команде не пишутся.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глашения</text:h>
            </text:list-item>
          </text:list>
        </text:list-item>
      </text:list>
      <text:list text:style-name="L1">
        <text:list-item>
          <text:p text:style-name="P6">Команда заканчивается символом с кодом 0</text:p>
        </text:list-item>
        <text:list-item>
          <text:p text:style-name="P6">Команда состоит из параметров</text:p>
        </text:list-item>
        <text:list-item>
          <text:p text:style-name="P6">Параметры разделены одним пробелом</text:p>
        </text:list-item>
        <text:list-item>
          <text:p text:style-name="P6">Все, что заключено в кавычки – один параметр</text:p>
        </text:list-item>
        <text:list-item>
          <text:p text:style-name="P6">После символа @ идет не управляющий символ</text:p>
        </text:list-item>
        <text:list-item>
          <text:p text:style-name="P6">Символ / и число преобразуются в символ с этим кодом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Heading_20_2" text:outline-level="2">Определения</text:h>
            </text:list-item>
          </text:list>
        </text:list-item>
      </text:list>
      <text:list text:style-name="L2">
        <text:list-item>
          <text:p text:style-name="P7">Uid – идентификатор пользователя, целое положительное число (ЦПЧ).</text:p>
        </text:list-item>
        <text:list-item>
          <text:p text:style-name="P7">Gid – идентификатор группы пользователей, ЦПЧ.</text:p>
        </text:list-item>
        <text:list-item>
          <text:p text:style-name="P7">Msgid – идентификатор сообщения, ЦПЧ.</text:p>
        </text:list-item>
        <text:list-item>
          <text:p text:style-name="P7">Time – время UNIX в секундах, ЦПЧ.</text:p>
        </text:list-item>
        <text:list-item>
          <text:p text:style-name="P7">Inviteid – идентификатор приглашения дружить, ЦПЧ.</text:p>
        </text:list-item>
        <text:list-item>
          <text:p text:style-name="P7">Photoid – идентификатор фотографии, ЦПЧ.</text:p>
        </text:list-item>
        <text:list-item>
          <text:p text:style-name="P7">Albumid – идентификатор альбома фотографий, ЦПЧ.</text:p>
        </text:list-item>
        <text:list-item>
          <text:p text:style-name="P7">Size – размер информации в байтах, ЦПЧ.</text:p>
        </text:list-item>
      </text:list>
      <text:list text:style-name="Numbering_20_1" text:continue-numbering="true">
        <text:list-item>
          <text:h text:style-name="Heading_20_1" text:outline-level="1">Соединение и авторизация</text:h>
        </text:list-item>
      </text:list>
      <text:p text:style-name="Text_20_body">При соединении сервер высылает клиенту сообщение с номером версии протокола, который он использует:</text:p>
      <text:p text:style-name="Безымянный1">&lt;&lt;<text:tab/>SERVER [версия протокола] [допустимый размер команды в байтах]</text:p>
      <text:p text:style-name="Text_20_body">После чего клиент должен послать данные авторизации либо закрыть соединение:</text:p>
      <text:p text:style-name="Безымянный1">&gt;&gt;<text:tab/>AUTH [имя] [пароль]</text:p>
      <text:p text:style-name="Text_20_body">Если авторизация прошла успешно, то сервер это подтверждает, иначе посылается сообщение о закрытии соединения:</text:p>
      <text:p text:style-name="Безымянный1">&lt;&lt;<text:tab/>ACCEPTED</text:p>
      <text:p text:style-name="Text_20_body">Если клиент хочет закрыть соединение, то он должен послать соответствующее сообщение:</text:p>
      <text:p text:style-name="Безымянный1">&gt;&gt;<text:tab/>LOGOUT</text:p>
      <text:p text:style-name="Text_20_body">Если соединение закрывается со стороны сервера, то клиент получает следующее уведомление:</text:p>
      <text:p text:style-name="Безымянный1">&lt;&lt;<text:tab/>DISCON [причина]</text:p>
      <text:p text:style-name="Text_20_body">где причиной может быть следующее:</text:p>
      <text:list text:style-name="L3">
        <text:list-item>
          <text:p text:style-name="P8">SIZE – превышен допустимый размер команды.</text:p>
        </text:list-item>
      </text:list>
      <text:list text:style-name="L4">
        <text:list-item>
          <text:p text:style-name="P9">AUTH – неверные данные при авторизации</text:p>
        </text:list-item>
        <text:list-item>
          <text:p text:style-name="P9">REQ – по запросу клиента (LOGOUT)</text:p>
        </text:list-item>
        <text:list-item>
          <text:p text:style-name="P9">CMD – команда не соответствует протоколу</text:p>
        </text:list-item>
        <text:list-item>
          <text:p text:style-name="P9">ADM – по запросу администратора</text:p>
        </text:list-item>
      </text:list>
      <text:p text:style-name="Text_20_body">После удачного завершения авторизации клиент может использовать все команды, описанные в главах <text:a xlink:type="simple" xlink:href="#3.Управление сервером|outline">#3.Управление сервером</text:a>, <text:a xlink:type="simple" xlink:href="#4.Списки|outline">#4.Списки</text:a> и <text:a xlink:type="simple" xlink:href="#5.Общие запросы, возможности|outline">#5.Общие запросы, возможности</text:a><text:a xlink:type="simple" xlink:href="#5.Общие запросы, возможности|outline"><text:span text:style-name="T1">.</text:span></text:a></text:p>
      <text:list text:style-name="Numbering_20_1" text:continue-numbering="true">
        <text:list-item>
          <text:h text:style-name="Heading_20_1" text:outline-level="1">Управление сервером</text:h>
        </text:list-item>
      </text:list>
      <text:p text:style-name="Text_20_body">Эти команды может использовать только привилегированный пользователь (клиент). Описание доступа пользователей находится в файле настроек сервера. Доступ <text:s/>пользователей находится в поле access таблицы logins базы данных.</text:p>
      <text:list text:style-name="Numbering_20_1" text:continue-numbering="true">
        <text:list-item>
          <text:list text:continue-numbering="true">
            <text:list-item>
              <text:h text:style-name="Heading_20_2" text:outline-level="2">STOP</text:h>
            </text:list-item>
          </text:list>
        </text:list-item>
      </text:list>
      <text:p text:style-name="Безымянный1">&gt;&gt;<text:tab/>STOP</text:p>
      <text:p text:style-name="Безымянный2">Остановка сервера.</text:p>
      <text:list text:style-name="Numbering_20_1" text:continue-numbering="true">
        <text:list-item>
          <text:list text:continue-numbering="true">
            <text:list-item>
              <text:h text:style-name="Heading_20_2" text:outline-level="2">BREAK</text:h>
            </text:list-item>
          </text:list>
        </text:list-item>
      </text:list>
      <text:p text:style-name="Безымянный1">&gt;&gt;<text:tab/>BREAK [uid]</text:p>
      <text:p text:style-name="Text_20_body">Отсоединение пользователя от сервера, при этом клиент получает</text:p>
      <text:p text:style-name="Безымянный1">&lt;&lt;<text:tab/>DISCON ADM</text:p>
      <text:list text:style-name="Numbering_20_1" text:continue-numbering="true">
        <text:list-item>
          <text:h text:style-name="Heading_20_1" text:outline-level="1">Списки</text:h>
          <text:list>
            <text:list-item>
              <text:h text:style-name="Heading_20_2" text:outline-level="2">LSM</text:h>
            </text:list-item>
          </text:list>
        </text:list-item>
      </text:list>
      <text:p text:style-name="Безымянный2">Списки сообщений.</text:p>
      <text:p text:style-name="Безымянный1">&gt;&gt;<text:tab/>LSM [условия]</text:p>
      <text:p text:style-name="Text_20_body">Условия могут быть следующими:</text:p>
      <text:list text:style-name="L5">
        <text:list-item>
          <text:p text:style-name="P10">NEW – список новых сообщений (не совместим с OLD и SENT)</text:p>
        </text:list-item>
        <text:list-item>
          <text:p text:style-name="P10">OLD – список непрочитанных сообщений (не совместим с NEW и SENT)</text:p>
        </text:list-item>
        <text:list-item>
          <text:p text:style-name="P10">SENT – список отправленных сообщений (не совместим с NEW и OLD)</text:p>
        </text:list-item>
        <text:list-item>
          <text:p text:style-name="P10">FOR [uid] – список сообщений полученных или отправленных от указанного пользователя</text:p>
        </text:list-item>
        <text:list-item>
          <text:p text:style-name="P10">AFTER [time] – список сообщений, которые пришли после указанного времени</text:p>
        </text:list-item>
        <text:list-item>
          <text:p text:style-name="P10">BEFORE [time] – список сообщений, которые пришли до указанного времени</text:p>
        </text:list-item>
      </text:list>
      <text:p text:style-name="Text_20_body">Если условие отсутствует, то выводится список всех пришедших сообщений отправителю запроса.</text:p>
      <text:p text:style-name="Text_20_body">Результат запроса представлен в виде оповещений о сообщениях (<text:a xlink:type="simple" xlink:href="#5.2.1.MSGU|outline">#5.2.1.MSGU</text:a>), которые подходят к заданным условиям.</text:p>
      <text:p text:style-name="Text_20_body">Пример:</text:p>
      <text:p text:style-name="Безымянный1">&gt;&gt;<text:tab/>LSM NEW FOR 2 AFTER 1234567</text:p>
      <text:list text:style-name="Numbering_20_1" text:continue-numbering="true">
        <text:list-item>
          <text:list text:continue-numbering="true">
            <text:list-item>
              <text:h text:style-name="Heading_20_2" text:outline-level="2">LSF</text:h>
            </text:list-item>
          </text:list>
        </text:list-item>
      </text:list>
      <text:p text:style-name="Безымянный2">Списки друзей.</text:p>
      <text:p text:style-name="Безымянный1">&gt;&gt;<text:tab/>LSF [условия]</text:p>
      <text:p text:style-name="Text_20_body">Условия могут быть следующими:</text:p>
      <text:list text:style-name="L6">
        <text:list-item>
          <text:p text:style-name="P11">NEW – список новых друзей (не совместим с остальными условиями)</text:p>
        </text:list-item>
      </text:list>
      <text:list text:style-name="L7">
        <text:list-item>
          <text:p text:style-name="P12">ON – список друзей в сети (не совместим с OFF)</text:p>
        </text:list-item>
        <text:list-item>
          <text:p text:style-name="P12">OFF – список друзей не в сети (не совместим с ON)</text:p>
        </text:list-item>
        <text:list-item>
          <text:p text:style-name="P12">GRP [gid] – список друзей из указанной группы, группа должна принадлежать отправителю запроса (не совместим с OF)</text:p>
        </text:list-item>
        <text:list-item>
          <text:p text:style-name="P12">OF [uid] – список друзей пользователя uid (не совместим с GRP)</text:p>
        </text:list-item>
      </text:list>
      <text:p text:style-name="Text_20_body">Если условие отсутствует, то выводится список всех друзей отправителя запроса из всех групп.</text:p>
      <text:p text:style-name="Text_20_body">Результат запроса – <text:a xlink:type="simple" xlink:href="#5.3.4.USR|outline">#5.3.4.USR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G</text:h>
            </text:list-item>
          </text:list>
        </text:list-item>
      </text:list>
      <text:p text:style-name="Безымянный2">Списки групп друзей.</text:p>
      <text:p text:style-name="Безымянный1">&gt;&gt;<text:tab/>LSG</text:p>
      <text:p text:style-name="Text_20_body">Результат запроса – информация о группе, <text:a xlink:type="simple" xlink:href="#5.3.5.GROUP|outline">#5.3.5.GROUP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INV</text:h>
            </text:list-item>
          </text:list>
        </text:list-item>
      </text:list>
      <text:p text:style-name="Безымянный2">Списки приглашений.</text:p>
      <text:p text:style-name="Безымянный1">&gt;&gt;<text:tab/>LSINV [условие]</text:p>
      <text:p text:style-name="Text_20_body">Условие может быть одним из следующих:</text:p>
      <text:list text:style-name="L8">
        <text:list-item>
          <text:p text:style-name="P13">NEW – новые приглашения</text:p>
        </text:list-item>
        <text:list-item>
          <text:p text:style-name="P13">OLD – отложенные приглашения</text:p>
        </text:list-item>
        <text:list-item>
          <text:p text:style-name="P13">SENT – отправленные приглашения</text:p>
        </text:list-item>
      </text:list>
      <text:p text:style-name="Text_20_body">Если условие отсутствует, то выводится список новых и отложенных пришедших приглашений.</text:p>
      <text:p text:style-name="Text_20_body">Результат запроса – оповещение о приглашении (<text:a xlink:type="simple" xlink:href="#5.3.1.INVITE|outline">#5.3.1.INVITE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H</text:h>
            </text:list-item>
          </text:list>
        </text:list-item>
      </text:list>
      <text:p text:style-name="Безымянный2">Списки фотографий.</text:p>
      <text:p text:style-name="Безымянный1">&gt;&gt;<text:tab/>LSPH [условия]</text:p>
      <text:p text:style-name="Text_20_body">Условия могут быть следующими:</text:p>
      <text:list text:style-name="L9">
        <text:list-item>
          <text:p text:style-name="P14">MAIN – показать главную фотографию</text:p>
        </text:list-item>
        <text:list-item>
          <text:p text:style-name="P14">OF [uid] – список фотографий указанного пользователя</text:p>
        </text:list-item>
        <text:list-item>
          <text:p text:style-name="P14">FROM [albumid] – список фотографий из альбома</text:p>
        </text:list-item>
      </text:list>
      <text:p text:style-name="Text_20_body">Если условие отсутствует, то выводится список всех фотографий во всех альбомах отправителя запроса.</text:p>
      <text:p text:style-name="Text_20_body">Результат запроса – заголовки фотографий (<text:a xlink:type="simple" xlink:href="#5.4.1.PHOTO|outline">#5.4.1.PHOTO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A</text:h>
            </text:list-item>
          </text:list>
        </text:list-item>
      </text:list>
      <text:p text:style-name="Безымянный2">Списки фотоальбомов.</text:p>
      <text:p text:style-name="Безымянный1">&gt;&gt;<text:tab/>LSPA [условия]</text:p>
      <text:p text:style-name="Text_20_body">Условия могут быть следующими:</text:p>
      <text:list text:style-name="L10">
        <text:list-item>
          <text:p text:style-name="P15">OF [uid] – список альбомов указанного пользователя</text:p>
        </text:list-item>
      </text:list>
      <text:p text:style-name="Text_20_body">Если условие отсутствует, то выводится список фотоальбомов отправителя запроса.</text:p>
      <text:p text:style-name="Text_20_body">Результат запроса - <text:a xlink:type="simple" xlink:href="#5.4.4.ALBUM|outline">#5.4.4.ALBUM</text:a>.</text:p>
      <text:list text:style-name="Numbering_20_1" text:continue-numbering="true">
        <text:list-item>
          <text:h text:style-name="Heading_20_1" text:outline-level="1">Общие запросы, возможности</text:h>
          <text:list>
            <text:list-item>
              <text:h text:style-name="Heading_20_2" text:outline-level="2">Обобщение</text:h>
            </text:list-item>
          </text:list>
        </text:list-item>
      </text:list>
      <text:p text:style-name="Text_20_body">Эти команды предназначены для общего пользования. Они покрывают основные возможности сервера и клиента, такие как обмен сообщениями, управление друзьями и группами, фотографиями и фотоальбомами и другим.</text:p>
      <text:p text:style-name="Text_20_body">В общем случае каждая команда выполняет 4 функции:</text:p>
      <text:list text:style-name="L11">
        <text:list-item>
          <text:p text:style-name="P16">создание нового события</text:p>
        </text:list-item>
        <text:list-item>
          <text:p text:style-name="P16">оповещение о новом (клиент получает сообщение о том, что произошло событие, которое имеет к нему отношение, но при этом не получает всю информацию об этом событии)</text:p>
        </text:list-item>
        <text:list-item>
          <text:p text:style-name="P16">запрос на получение (требование клиента получить полную информацию о событии)</text:p>
        </text:list-item>
        <text:list-item>
          <text:p text:style-name="P16">получение, принятие нового события</text:p>
        </text:list-item>
      </text:list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Ошибки</text:h>
                </text:list-item>
              </text:list>
            </text:list-item>
          </text:list>
        </text:list-item>
      </text:list>
      <text:p text:style-name="Text_20_body">В случае, когда запрос не может быть выполнен, клиенту возвращается уведомление:</text:p>
      <text:p text:style-name="Безымянный1">&lt;&lt;<text:tab/>FAILED [команда запроса]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общения</text:h>
              <text:list>
                <text:list-item>
                  <text:h text:style-name="Heading_20_3" text:outline-level="3">MSGU</text:h>
                </text:list-item>
              </text:list>
            </text:list-item>
          </text:list>
        </text:list-item>
      </text:list>
      <text:p text:style-name="Безымянный2">Сообщение одному пользователю.</text:p>
      <text:p text:style-name="Безымянный1">&gt;&gt;<text:tab/>MSGU [uid] [тип] [текст сообщения]</text:p>
      <text:p text:style-name="Безымянный1">&gt;&gt;<text:tab/>MSGU [uid] [текст сообщения]</text:p>
      <text:p text:style-name="Безымянный2">Отправка нового сообщения пользователю с указанным uid. Тип может быть «i», когда сообщение не сохраняется в списке отправленных либо «s», когда сообщение будет сохранено. Тип по умолчанию определяется в файле настроек сервера. Если пользователь uid в данный момент находится на сервере, то он получает уведомление об этом сообщении автоматически.</text:p>
      <text:p text:style-name="Безымянный1">&lt;&lt;<text:tab/>MSGU [msgid] [uid]</text:p>
      <text:p text:style-name="Безымянный2">Оповещение о сообщении msgid от пользователя uid. Пользователь uid получает информацию о том, что для него доступно новое сообщение msgid от пользователя uid, но при этом само сообщение он не получает и флаг «прочитано» сообщения не устанавливается.</text:p>
      <text:p text:style-name="Безымянный1">&gt;&gt;<text:tab/>MSGU [msgid]</text:p>
      <text:p text:style-name="Безымянный2">Запрос на получение всего сообщения с указанным msgid. В этом случае указанное сообщение должно предназначаться отправителю запроса, в противном случае будет возвращена ошибка (<text:a xlink:type="simple" xlink:href="#5.1.1.Ошибки|outline">#5.1.1.Ошибки</text:a>). Флаг «прочитано» устанавливается.</text:p>
      <text:p text:style-name="Безымянный1">&lt;&lt;<text:tab/>MSGU [msgid] [uid] [time] [текст сообщения]</text:p>
      <text:p text:style-name="Безымянный2">Полное сообщение, ответ на запрос. Указывается номер сообщения, отправитель, время отправки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G</text:h>
                </text:list-item>
              </text:list>
            </text:list-item>
          </text:list>
        </text:list-item>
      </text:list>
      <text:p text:style-name="Безымянный1">&gt;&gt;<text:tab/>MSGG [gid] [тип] [текст сообщения]</text:p>
      <text:p text:style-name="Безымянный1">&gt;&gt;<text:tab/>MSGG [gid] [текст сообщения]</text:p>
      <text:p text:style-name="Безымянный2">Отправка сообщения группе друзей с указанным gid. В этом случае группа должна принадлежать отправителю запроса, иначе будет возвращена ошибка (<text:a xlink:type="simple" xlink:href="#5.1.1.Ошибки|outline">#5.1.1.Ошибки</text:a>). Описание типа сообщения – см. <text:a xlink:type="simple" xlink:href="#5.2.1.MSGU|outline">#5.2.1.MSGU</text:a>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D</text:h>
                </text:list-item>
              </text:list>
            </text:list-item>
          </text:list>
        </text:list-item>
      </text:list>
      <text:p text:style-name="Безымянный1">&gt;&gt;<text:tab/>MSGD [msgid]</text:p>
      <text:p text:style-name="Безымянный2">Удалить сообщение с указанным msgid. При этом тип этого сообщения должен быть «s» и сообщение должно быть создано отправителем запроса либо тип сообщения должен быть «i» и оно предназначается отправителю запроса, иначе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Друзья и группы</text:h>
              <text:list>
                <text:list-item>
                  <text:h text:style-name="Heading_20_3" text:outline-level="3">INVITE</text:h>
                </text:list-item>
              </text:list>
            </text:list-item>
          </text:list>
        </text:list-item>
      </text:list>
      <text:p text:style-name="Безымянный2">Приглашение дружить.</text:p>
      <text:p text:style-name="Безымянный1">&gt;&gt;<text:tab/>INVITE [uid] [текст приглашения]</text:p>
      <text:p text:style-name="Безымянный2">Пригласить клиента с указанным uid дружить. Если текст сообщения должен отсутствовать, то вторым параметром следует слать «NULL». Если клиент уже является другом отправителя запроса, со возвращается ошибка (<text:a xlink:type="simple" xlink:href="#5.1.1.Ошибки|outline">#5.1.1.Ошибки</text:a>). Если пользователь находится на сервере, то он автоматически получает оповещение.</text:p>
      <text:p text:style-name="Безымянный1">&lt;&lt;<text:tab/>INVITE [inviteid] [uid]</text:p>
      <text:p text:style-name="Безымянный2">Оповещение, аналогичное оповещению о сообщении (<text:a xlink:type="simple" xlink:href="#5.2.1.MSGU|outline">#5.2.1.MSGU</text:a>).</text:p>
      <text:p text:style-name="Безымянный1">&gt;&gt;<text:tab/>INVITE [inviteid]</text:p>
      <text:list text:style-name="L12">
        <text:list-item>
          <text:p text:style-name="P17">Запрос на получение информации о приглашении inviteid. В случае, если приглашение не предназначено отправителю запроса, то возвращается ошибка (<text:a xlink:type="simple" xlink:href="#5.1.1.Ошибки|outline">#5.1.1.Ошибки</text:a>).</text:p>
        </text:list-item>
        <text:list-item>
          <text:p text:style-name="P17">Отзыв приглашения inviteid. В случае если приглашение не было создано отправителем запроса, то возвращается ошибка (<text:a xlink:type="simple" xlink:href="#5.1.1.Ошибки|outline">#5.1.1.Ошибки</text:a>).</text:p>
        </text:list-item>
      </text:list>
      <text:p text:style-name="Безымянный1">&lt;&lt;<text:tab/>INVITE [inviteid] [uid] [time] [текст приглашения]</text:p>
      <text:p text:style-name="Безымянный1">&lt;&lt;<text:tab/>INVITE [inviteid] [uid] [time]</text:p>
      <text:p text:style-name="Безымянный2">Получение полного приглашения дружить. Указывается время и текст приглашения, если он был указан при создании приглашения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ACC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ACC [inviteid]</text:p>
      <text:p text:style-name="Безымянный2">Подтвердить приглашение inviteid дружить. После этого два пользователя считаются друзьями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ACC [uid]</text:p>
      <text:p text:style-name="Безымянный2">Оповещение отправителю приглашения, что оно принят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REJ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REJ [inviteid]</text:p>
      <text:p text:style-name="Безымянный2">Отклонить приглашение inviteid дружить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REJ [uid]</text:p>
      <text:p text:style-name="Безымянный2">Оповещение отправителю приглашения, что оно отклонен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LEAVE</text:h>
                </text:list-item>
              </text:list>
            </text:list-item>
          </text:list>
        </text:list-item>
      </text:list>
      <text:p text:style-name="Безымянный2">Удалить пользователя из списка друзей.</text:p>
      <text:p text:style-name="Безымянный1">&gt;&gt;<text:tab/>LEAVE [uid]</text:p>
      <text:p text:style-name="Безымянный2">Убрать указанного пользователя из списка друзей. Если этот пользователь не находится в списке друзей отправителя запроса, то возвращается ошибка (<text:a xlink:type="simple" xlink:href="#5.1.1.Ошибки|outline">#5.1.1.Ошибки</text:a>).</text:p>
      <text:p text:style-name="Безымянный1">&lt;&lt;<text:tab/>LEAVE [uid]</text:p>
      <text:p text:style-name="Безымянный2">Сообщение получателю, что пользователь uid вычеркнул его из списка друзей. Это оповещение приходит только, если его получатель сейчас online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GRP</text:h>
                </text:list-item>
              </text:list>
            </text:list-item>
          </text:list>
        </text:list-item>
      </text:list>
      <text:p text:style-name="Безымянный1">&gt;&gt;<text:tab/>CHGRP [uid] [gid]</text:p>
      <text:p text:style-name="Безымянный2">Сменить для друга группу. Если указанный пользователь не является другом отправителя запроса либо указанная группа не ему принадлежит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USR</text:h>
                </text:list-item>
              </text:list>
            </text:list-item>
          </text:list>
        </text:list-item>
      </text:list>
      <text:p text:style-name="Безымянный1">&lt;&lt;<text:tab/>USR [uid] [имя] [в сети?] [gid] [photoid]</text:p>
      <text:p text:style-name="Безымянный2">Информация о пользователе. Может быть результатом некоторых запросов и списков. Флаг «в сети» принимает значения «T», если пользователь в сети, и «F», если нет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GROUP</text:h>
                </text:list-item>
              </text:list>
            </text:list-item>
          </text:list>
        </text:list-item>
      </text:list>
      <text:p text:style-name="Безымянный2">Управление группами друзей.</text:p>
      <text:p text:style-name="Безымянный1">&gt;&gt;<text:tab/>GROUP [название] [описание]</text:p>
      <text:p text:style-name="Безымянный2">Создание группы.</text:p>
      <text:p text:style-name="Безымянный1">&gt;&gt;<text:tab/>GROUP [gid]</text:p>
      <text:p text:style-name="Безымянный2">Удаление группы. Если группа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GROUP [gid] [название] [описание]</text:p>
      <text:p text:style-name="Безымянный2">Информация о группе.</text:p>
      <text:list text:style-name="Numbering_20_1" text:continue-numbering="true">
        <text:list-item>
          <text:list text:continue-numbering="true">
            <text:list-item>
              <text:h text:style-name="Heading_20_2" text:outline-level="2">Фотографии и альбомы</text:h>
              <text:list>
                <text:list-item>
                  <text:h text:style-name="Heading_20_3" text:outline-level="3">PHOTO</text:h>
                </text:list-item>
              </text:list>
            </text:list-item>
          </text:list>
        </text:list-item>
      </text:list>
      <text:p text:style-name="Text_20_body">Управление фотографиями.</text:p>
      <text:p text:style-name="Безымянный1">&gt;&gt;<text:tab/>PHOTO [photoid] [тип]</text:p>
      <text:p text:style-name="Безымянный2">Запрос на получение фотографии. Тип может быть «L», если требуется фотография в большом формате или «S», если – в уменьшенном.</text:p>
      <text:p text:style-name="Безымянный1">&gt;&gt;<text:tab/>PHOTO [photoid]</text:p>
      <text:p text:style-name="Безымянный2">Удаление фотографии с указанным photoid. Если фотография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gt;<text:tab/>PHOTO [имя] [описание] [size]</text:p>
      <text:p text:style-name="Безымянный2">Заголовок отправления или получения файла фотографии. При отправлении, считается, что создается новая фотография. В случае если создание новой фотографии не возможно, возвращается ошибка (<text:a xlink:type="simple" xlink:href="#5.1.1.Ошибки|outline">#5.1.1.Ошибки</text:a>).</text:p>
      <text:p text:style-name="Безымянный1">&lt;&gt;<text:tab/>PHOTO [данные]</text:p>
      <text:p text:style-name="Безымянный2">Принятие или отправка файла фотографии. Данные должны соответствовать данному протоколу (символ с кодом 0 заменяется на «/0» и т.д.). Если длина фотографии превышает максимально разрешенный размер команды, то файл должен быть разделен на несколько кусков. Пока не будет отправлен весь файл, другие команды протокола использовать нельзя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HALLOW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lt;&lt;<text:tab/>PHALLOW</text:p>
      <text:p text:style-name="Безымянный2">Сообщение после запроса на создание новой фотографии, если ее создание возможно. Только после этого сообщения можно посылать файл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ALB</text:h>
                </text:list-item>
              </text:list>
            </text:list-item>
          </text:list>
        </text:list-item>
      </text:list>
      <text:p text:style-name="Безымянный1">&gt;&gt;<text:tab/>CHALB [photoid] [albumid]</text:p>
      <text:p text:style-name="Text_20_body">Поместить указанную фотографию в указанный альбом. Если фотография или альбом не принадлежать пользователю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MPH</text:h>
                </text:list-item>
              </text:list>
            </text:list-item>
          </text:list>
        </text:list-item>
      </text:list>
      <text:p text:style-name="Безымянный1">&gt;&gt;<text:tab/>CHMPH [photoid]</text:p>
      <text:p text:style-name="Text_20_body">Сделать указанную фотографию главной. Если эта фотография не принадлежит отправителю запроса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ALBUM</text:h>
                </text:list-item>
              </text:list>
            </text:list-item>
          </text:list>
        </text:list-item>
      </text:list>
      <text:p text:style-name="Безымянный2">Управление альбомами фотографий.</text:p>
      <text:p text:style-name="Безымянный1">&gt;&gt;<text:tab/>ALBUM [название] [описание]</text:p>
      <text:p text:style-name="Безымянный2">Создание альбома с указанным названием и описанием.</text:p>
      <text:p text:style-name="Безымянный1">&gt;&gt;<text:tab/>ALBUM [albumid]</text:p>
      <text:p text:style-name="Безымянный2">Удаление указанного альбома. Если альбом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ALBUM [albumid] [название] [описание] [кол-во фотографий] [разрешено фотографий]</text:p>
      <text:p text:style-name="Безымянный1">&lt;&lt;<text:tab/>ALBUM [albumid] [название] [описание]</text:p>
      <text:p text:style-name="Безымянный2">Информация об альбоме. Второй вариант предназначен для «не своих» альбом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12cm" fo:text-align="justify" style:justify-single-word="false" fo:text-indent="0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fo:margin-top="1.499cm" fo:margin-bottom="0.2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list-style-name="Numbering_20_1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list-style-name="Numbering_20_1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Безымянный1" style:family="paragraph" style:parent-style-name="Text_20_body">
      <style:paragraph-properties fo:margin-left="0.9cm" fo:margin-right="0cm" fo:margin-top="0cm" fo:margin-bottom="0.109cm" fo:text-indent="0cm" style:auto-text-indent="false"/>
      <style:text-properties style:font-name="Trebuchet MS" fo:font-size="10pt"/>
    </style:style>
    <style:style style:name="Безымянный2" style:family="paragraph" style:parent-style-name="Text_20_body">
      <style:paragraph-properties fo:margin-top="0cm" fo:margin-bottom="0.4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 text:min-label-distance="0.1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 text:min-label-distance="0.199cm"/>
      </text:list-level-style-number>
      <text:list-level-style-number text:level="4" text:style-name="Numbering_20_Symbols" style:num-prefix=" " style:num-suffix=" " style:num-format="a">
        <style:list-level-properties text:space-before="1.501cm" text:min-label-width="0.499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pm1">
      <style:footer>
        <text:p text:style-name="Footer"><text:date style:data-style-name="N37" text:date-value="2006-01-17T17:20:18" text:fixed="true">17.01.06</text:date>/<text:time style:data-style-name="N41" text:time-value="2006-01-17T17:20:27.99" text:fixed="true">17:20:28</text:time><text:tab/>Страница <text:page-number text:select-page="current">11</text:page-number> из <text:page-count>11</text:page-count><text:tab/>Елькин Антон, 2006 год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1-03T13:00:45</meta:creation-date>
    <dc:date>2006-01-17T17:20:32</dc:date>
    <dc:language>ru-RU</dc:language>
    <meta:editing-cycles>160</meta:editing-cycles>
    <meta:editing-duration>PT10H4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46" meta:word-count="1681" meta:character-count="12432"/>
  </office:meta>
</office:document-meta>
</file>